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CF0000050086CD07709658D0A3.png" manifest:media-type="image/png"/>
  <manifest:file-entry manifest:full-path="Pictures/100002010000024000000234FA83A9C42A50EE2F.png" manifest:media-type="image/png"/>
  <manifest:file-entry manifest:full-path="Pictures/10000000000007280000035C1DE8D56447F00C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8.471cm" svg:height="22.753cm" svg:x="-0.371cm" svg:y="-0.653cm">
          <draw:image xlink:href="Pictures/10000000000007280000035C1DE8D56447F00CAC.png" xlink:type="simple" xlink:show="embed" xlink:actuate="onLoad">
            <text:p/>
          </draw:image>
        </draw:frame>
        <draw:frame draw:style-name="gr1" draw:text-style-name="P1" draw:layer="layout" svg:width="13.2cm" svg:height="12.5cm" svg:x="16cm" svg:y="6cm">
          <draw:image xlink:href="Pictures/100002010000024000000234FA83A9C42A50EE2F.png" xlink:type="simple" xlink:show="embed" xlink:actuate="onLoad">
            <text:p/>
          </draw:image>
        </draw:frame>
        <draw:frame draw:style-name="gr2" draw:text-style-name="P2" draw:layer="layout" svg:width="20.58cm" svg:height="21.4cm" svg:x="9.22cm" svg:y="5.1cm">
          <draw:image xlink:href="Pictures/10000201000004CF0000050086CD07709658D0A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6cm" fo:page-height="2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az </meta:initial-creator>
    <meta:creation-date>2014-02-10T15:00:22.541797904</meta:creation-date>
    <dc:date>2017-12-20T09:49:40.669619480</dc:date>
    <meta:editing-duration>PT1H44M56S</meta:editing-duration>
    <meta:editing-cycles>21</meta:editing-cycles>
    <meta:generator>LibreOffice/5.1.6.2$Linux_X86_64 LibreOffice_project/10m0$Build-2</meta:generator>
    <meta:document-statistic meta:object-count="3"/>
  </office:meta>
</office:document-meta>
</file>